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paragraph-rsid="00055d65"/>
    </style:style>
    <style:style style:name="P2" style:family="paragraph" style:parent-style-name="Preformatted_20_Text">
      <style:paragraph-properties fo:text-align="center" style:justify-single-word="false"/>
      <style:text-properties fo:font-size="20pt" fo:font-weight="bold" officeooo:paragraph-rsid="00055d65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8pt" fo:font-weight="bold" officeooo:paragraph-rsid="00055d65" style:font-size-asian="18pt" style:font-weight-asian="bold" style:font-size-complex="18pt" style:font-weight-complex="bold"/>
    </style:style>
    <style:style style:name="P4" style:family="paragraph" style:parent-style-name="Preformatted_20_Text">
      <style:text-properties fo:font-size="8pt" officeooo:paragraph-rsid="00055d65" style:font-size-asian="8pt" style:font-size-complex="8pt"/>
    </style:style>
    <style:style style:name="P5" style:family="paragraph" style:parent-style-name="Preformatted_20_Text">
      <style:text-properties fo:font-size="12pt" fo:font-weight="bold" officeooo:rsid="0018fa3c" officeooo:paragraph-rsid="00055d65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officeooo:paragraph-rsid="00055d65"/>
    </style:style>
    <style:style style:name="P7" style:family="paragraph" style:parent-style-name="Standard">
      <style:text-properties fo:font-size="14pt" fo:font-weight="bold" officeooo:paragraph-rsid="0005e072" style:font-size-asian="14pt" style:font-weight-asian="bold"/>
    </style:style>
    <style:style style:name="P8" style:family="paragraph" style:parent-style-name="Standard">
      <style:text-properties fo:font-size="14pt" fo:font-weight="bold" officeooo:rsid="001896da" officeooo:paragraph-rsid="001896d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normal" officeooo:rsid="001896da" officeooo:paragraph-rsid="001896da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a03cb" officeooo:paragraph-rsid="001a03cb" style:font-size-asian="14pt" style:font-weight-asian="normal" style:font-weight-complex="normal"/>
    </style:style>
    <style:style style:name="P11" style:family="paragraph" style:parent-style-name="Standard">
      <style:text-properties fo:font-size="12pt" fo:font-weight="normal" officeooo:rsid="001896da" officeooo:paragraph-rsid="001896da" style:font-size-asian="12pt" style:font-weight-asian="normal" style:font-size-complex="12pt" style:font-weight-complex="normal"/>
    </style:style>
    <style:style style:name="P12" style:family="paragraph" style:parent-style-name="Preformatted_20_Text" style:master-page-name="Standard">
      <style:paragraph-properties fo:text-align="center" style:justify-single-word="false" style:page-number="auto"/>
      <style:text-properties fo:font-size="12pt" fo:font-weight="normal" officeooo:paragraph-rsid="00055d65" style:font-size-asian="12pt" style:font-weight-asian="normal" style:font-size-complex="12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a9e86" style:font-size-asian="20pt" style:font-weight-asian="bold" style:font-size-complex="20pt" style:font-weight-complex="bold"/>
    </style:style>
    <style:style style:name="T3" style:family="text">
      <style:text-properties officeooo:rsid="001bdc36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1a9e86" style:font-size-asian="8pt" style:font-size-complex="8pt"/>
    </style:style>
    <style:style style:name="T6" style:family="text">
      <style:text-properties officeooo:rsid="0011860b"/>
    </style:style>
    <style:style style:name="T7" style:family="text">
      <style:text-properties officeooo:rsid="001f1137"/>
    </style:style>
    <style:style style:name="T8" style:family="text">
      <style:text-properties officeooo:rsid="002110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Санкт-Петербургский национальный исследовательский университет информационных технологий, механики и оптики</text:p>
      <text:p text:style-name="P1"/>
      <text:p text:style-name="P6"/>
      <text:p text:style-name="P2"/>
      <text:p text:style-name="P1"><text:span text:style-name="T1">«</text:span><text:span text:style-name="T2">Алгоритмы и структуры данных</text:span><text:span text:style-name="T1">»</text:span></text:p>
      <text:p text:style-name="P3"/>
      <text:p text:style-name="P3"/>
      <text:p text:style-name="P3">Лабораторная работа №<text:span text:style-name="T6">4</text:span></text:p>
      <text:p text:style-name="P6"><text:tab/><text:tab/><text:tab/><text:tab/><text:tab/><text:tab/><text:span text:style-name="T3">Вариант 4.</text:span></text:p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 <text:s text:c="5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text:tab/>Выполнил:</text:p>
      <text:p text:style-name="P6"><text:tab/><text:tab/><text:tab/><text:tab/><text:tab/><text:tab/><text:tab/><text:tab/><text:tab/><text:tab/><text:tab/>Пашнин А.Д.</text:p>
      <text:p text:style-name="P6"><text:tab/><text:tab/><text:tab/><text:tab/><text:tab/><text:tab/><text:tab/><text:tab/><text:tab/><text:tab/><text:tab/>группа P321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4"><text:tab/><text:tab/><text:tab/><text:tab/><text:tab/><text:tab/> <text:s/>Санкт-Петербург</text:p>
      <text:p text:style-name="P6"><text:span text:style-name="T4"><text:tab/><text:tab/><text:tab/><text:tab/><text:tab/><text:tab/><text:tab/>201</text:span><text:span text:style-name="T5">6</text:span><text:span text:style-name="T4">г.</text:span></text:p>
      <text:p text:style-name="P5"/>
      <text:p text:style-name="P7"><text:soft-page-break/>Задание.</text:p>
      <text:p text:style-name="P10">Дана система односторонних дорог, определяемая набором пар городов. Каждая такая пара (i,j) указывает, что из города i можно проехать в город j.</text:p>
      <text:p text:style-name="P9">Необходимо найти путь из города А в город В через город С, не проходя по одним и тем же дорогамдважды.</text:p>
      <text:p text:style-name="P11"/>
      <text:p text:style-name="P8">Решение.</text:p>
      <text:p text:style-name="P9">Используем алгоритм <text:span text:style-name="T7">Д</text:span>ейкстры. Находим путь из города А в город С, затем из города С в город В. При восстановлении пути помечаем ребр<text:span text:style-name="T8">а</text:span> как пройденн<text:span text:style-name="T8">ы</text:span>е и не учитываем <text:span text:style-name="T8">их</text:span> при поиске пути из С в 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5T21:11:54.852331330</dc:date>
    <meta:generator>LibreOffice/5.1.2.2$Linux_X86_64 LibreOffice_project/10m0$Build-2</meta:generator>
    <meta:editing-duration>PT9H43M8S</meta:editing-duration>
    <meta:editing-cycles>22</meta:editing-cycles>
    <meta:document-statistic meta:table-count="0" meta:image-count="0" meta:object-count="0" meta:page-count="2" meta:paragraph-count="17" meta:word-count="105" meta:character-count="758" meta:non-whitespace-character-count="585"/>
  </office:meta>
</office:document-meta>
</file>